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78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2.588cm" svg:y="3.05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3.5cm" svg:y="2.0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8.2cm" svg:y="10.75cm">
          <draw:text-box>
            <text:p><text:span text:style-name="T1">i</text:span></text:p>
          </draw:text-box>
        </draw:frame>
        <draw:line draw:style-name="gr3" draw:text-style-name="P4" draw:layer="layout" svg:x1="17.898cm" svg:y1="3.398cm" svg:x2="2.5cm" svg:y2="3.4cm">
          <text:p/>
        </draw:line>
        <draw:line draw:style-name="gr3" draw:text-style-name="P4" draw:layer="layout" svg:x1="17.997cm" svg:y1="8.597cm" svg:x2="2.599cm" svg:y2="8.599cm">
          <text:p/>
        </draw:line>
        <draw:line draw:style-name="gr3" draw:text-style-name="P4" draw:layer="layout" svg:x1="17.996cm" svg:y1="11.196cm" svg:x2="2.598cm" svg:y2="11.198cm">
          <text:p/>
        </draw:line>
        <draw:line draw:style-name="gr3" draw:text-style-name="P4" draw:layer="layout" svg:x1="17.997cm" svg:y1="6.097cm" svg:x2="2.599cm" svg:y2="6.099cm">
          <text:p/>
        </draw:line>
        <draw:line draw:style-name="gr4" draw:text-style-name="P4" draw:layer="layout" svg:x1="2.6cm" svg:y1="8.7cm" svg:x2="2.6cm" svg:y2="11.2cm">
          <text:p/>
        </draw:line>
        <draw:line draw:style-name="gr4" draw:text-style-name="P4" draw:layer="layout" svg:x1="2.6cm" svg:y1="3.6cm" svg:x2="2.6cm" svg:y2="6.1cm">
          <text:p/>
        </draw:line>
        <draw:line draw:style-name="gr4" draw:text-style-name="P4" draw:layer="layout" svg:x1="2.6cm" svg:y1="6.2cm" svg:x2="2.6cm" svg:y2="8.7cm">
          <text:p/>
        </draw:line>
        <draw:frame draw:style-name="gr5" draw:text-style-name="P5" draw:layer="layout" svg:width="2cm" svg:height="0.628cm" svg:x="0.7cm" svg:y="9.572cm">
          <draw:text-box>
            <text:p><text:span text:style-name="T2">⊿ </text:span><text:span text:style-name="T2">= 1/3</text:span></text:p>
          </draw:text-box>
        </draw:frame>
        <draw:frame draw:style-name="gr5" draw:text-style-name="P5" draw:layer="layout" svg:width="2cm" svg:height="0.628cm" svg:x="0.7cm" svg:y="7.172cm">
          <draw:text-box>
            <text:p><text:span text:style-name="T2">⊿ </text:span><text:span text:style-name="T2">= 1/3</text:span></text:p>
          </draw:text-box>
        </draw:frame>
        <draw:frame draw:style-name="gr5" draw:text-style-name="P5" draw:layer="layout" svg:width="2cm" svg:height="0.628cm" svg:x="0.7cm" svg:y="4.572cm">
          <draw:text-box>
            <text:p><text:span text:style-name="T2">⊿ </text:span><text:span text:style-name="T2">= 1/3</text:span></text:p>
          </draw:text-box>
        </draw:frame>
        <draw:frame draw:style-name="gr5" draw:text-style-name="P5" draw:layer="layout" svg:width="2cm" svg:height="0.628cm" svg:x="3.7cm" svg:y="10.372cm">
          <draw:text-box>
            <text:p><text:span text:style-name="T2">0b00</text:span></text:p>
          </draw:text-box>
        </draw:frame>
        <draw:frame draw:style-name="gr5" draw:text-style-name="P5" draw:layer="layout" svg:width="2cm" svg:height="0.628cm" svg:x="9.4cm" svg:y="10.3cm">
          <draw:text-box>
            <text:p><text:span text:style-name="T2">0b00</text:span></text:p>
          </draw:text-box>
        </draw:frame>
        <draw:frame draw:style-name="gr5" draw:text-style-name="P5" draw:layer="layout" svg:width="2cm" svg:height="0.628cm" svg:x="6.4cm" svg:y="2.672cm">
          <draw:text-box>
            <text:p><text:span text:style-name="T2">0b11</text:span></text:p>
          </draw:text-box>
        </draw:frame>
        <draw:frame draw:style-name="gr5" draw:text-style-name="P5" draw:layer="layout" svg:width="2cm" svg:height="0.628cm" svg:x="15.3cm" svg:y="2.572cm">
          <draw:text-box>
            <text:p><text:span text:style-name="T2">0b11</text:span></text:p>
          </draw:text-box>
        </draw:frame>
        <draw:frame draw:style-name="gr5" draw:text-style-name="P5" draw:layer="layout" svg:width="2cm" svg:height="0.628cm" svg:x="12cm" svg:y="7.772cm">
          <draw:text-box>
            <text:p><text:span text:style-name="T2">0b01</text:span></text:p>
          </draw:text-box>
        </draw:frame>
        <draw:frame draw:style-name="gr5" draw:text-style-name="P5" draw:layer="layout" svg:width="2cm" svg:height="0.628cm" svg:x="6.4cm" svg:y="2.672cm">
          <draw:text-box>
            <text:p><text:span text:style-name="T2">0b11</text:span></text:p>
          </draw:text-box>
        </draw:frame>
        <draw:frame draw:style-name="gr5" draw:text-style-name="P5" draw:layer="layout" svg:width="1.4cm" svg:height="0.628cm" svg:x="17.6cm" svg:y="5.172cm">
          <draw:text-box>
            <text:p><text:span text:style-name="T2">0b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0T20:04:44.628156623</dc:date>
    <meta:editing-duration>PT27M14S</meta:editing-duration>
    <meta:editing-cycles>22</meta:editing-cycles>
    <meta:generator>LibreOffice/5.1.6.2$Linux_X86_64 LibreOffice_project/10m0$Build-2</meta:generator>
    <meta:document-statistic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